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MPE 283 Assignment 1 Module Start</text:p>
      <text:p text:style-name="Standard">[ <text:s/>243.209850] Pinbased Controls MSR: 0x3f00000016</text:p>
      <text:p text:style-name="Standard">[ <text:s/>243.209852] <text:s text:c="2"/>External Interrupt Exiting: Can set=Yes, Can clear=Yes</text:p>
      <text:p text:style-name="Standard">[ <text:s/>243.209853] <text:s text:c="2"/>NMI Exiting: Can set=Yes, Can clear=Yes</text:p>
      <text:p text:style-name="Standard">[ <text:s/>243.209854] <text:s text:c="2"/>Virtual NMIs: Can set=Yes, Can clear=Yes</text:p>
      <text:p text:style-name="Standard">[ <text:s/>243.209855] <text:s text:c="2"/>Activate VMX Preemption Timer: Can set=No, Can clear=Yes</text:p>
      <text:p text:style-name="Standard">[ <text:s/>243.209855] <text:s text:c="2"/>Process Posted Interrupts: Can set=No, Can clear=Yes</text:p>
      <text:p text:style-name="Standard">[ <text:s/>243.209857] Entry Controls MSR: 0xf3ff000011ff</text:p>
      <text:p text:style-name="Standard">[ <text:s/>243.209858] <text:s text:c="2"/>Load debug controls: Can set=Yes, Can clear=No</text:p>
      <text:p text:style-name="Standard">[ <text:s/>243.209859] <text:s text:c="2"/>IA-32e mode guest: Can set=Yes, Can clear=Yes</text:p>
      <text:p text:style-name="Standard">[ <text:s/>243.209860] <text:s text:c="2"/>Entry to SMM: Can set=No, Can clear=Yes</text:p>
      <text:p text:style-name="Standard">[ <text:s/>243.209861] <text:s text:c="2"/>Deactivate dual-monitor treatment: Can set=No, Can clear=Yes</text:p>
      <text:p text:style-name="Standard">[ <text:s/>243.209861] <text:s text:c="2"/>Load IA32_PERF_GLOBAL_CTRL: Can set=Yes, Can clear=Yes</text:p>
      <text:p text:style-name="Standard">[ <text:s/>243.209862] <text:s text:c="2"/>Load IA32_PAT: Can set=Yes, Can clear=Yes</text:p>
      <text:p text:style-name="Standard">[ <text:s/>243.209863] <text:s text:c="2"/>Load IA32_EFER: Can set=Yes, Can clear=Yes</text:p>
      <text:p text:style-name="Standard">[ <text:s/>243.209863] <text:s text:c="2"/>Load IA32_BNDCFGS: Can set=No, Can clear=Yes</text:p>
      <text:p text:style-name="Standard">[ <text:s/>243.209864] <text:s text:c="2"/>Conceal VMX from PT: Can set=No, Can clear=Yes</text:p>
      <text:p text:style-name="Standard">[ <text:s/>243.209865] <text:s text:c="2"/>Load IA32_RTIT_CTL: Can set=No, Can clear=Yes</text:p>
      <text:p text:style-name="Standard">[ <text:s/>243.209866] <text:s text:c="2"/>Load CET state: Can set=No, Can clear=Yes</text:p>
      <text:p text:style-name="Standard">[ <text:s/>243.209867] Exit Controls MSR: 0x3fffff00036dff</text:p>
      <text:p text:style-name="Standard">[ <text:s/>243.209868] <text:s text:c="2"/>Save debug controls: Can set=Yes, Can clear=No</text:p>
      <text:p text:style-name="Standard">[ <text:s/>243.209869] <text:s text:c="2"/>Host address-space size: Can set=Yes, Can clear=Yes</text:p>
      <text:p text:style-name="Standard">[ <text:s/>243.209870] <text:s text:c="2"/>Load IA32_PERF_GLOBAL_CTRL: Can set=Yes, Can clear=Yes</text:p>
      <text:p text:style-name="Standard">[ <text:s/>243.209870] <text:s text:c="2"/>Acknowledge interrupt on exit: Can set=Yes, Can clear=Yes</text:p>
      <text:p text:style-name="Standard">[ <text:s/>243.209871] <text:s text:c="2"/>Save IA32_PAT: Can set=Yes, Can clear=Yes</text:p>
      <text:p text:style-name="Standard">[ <text:s/>243.209872] <text:s text:c="2"/>Load IA32_PAT: Can set=Yes, Can clear=Yes</text:p>
      <text:p text:style-name="Standard">[ <text:s/>243.209872] <text:s text:c="2"/>Save IA32_EFER: Can set=Yes, Can clear=Yes</text:p>
      <text:p text:style-name="Standard">[ <text:s/>243.209873] <text:s text:c="2"/>Load IA32_EFER: Can set=Yes, Can clear=Yes</text:p>
      <text:p text:style-name="Standard">[ <text:s/>243.209874] <text:s text:c="2"/>Save VMX-preemtion time value: Can set=No, Can clear=Yes</text:p>
      <text:p text:style-name="Standard">[ <text:s/>243.209874] <text:s text:c="2"/>Clear IA32_BNDCFGS: Can set=No, Can clear=Yes</text:p>
      <text:p text:style-name="Standard">[ <text:s/>243.209875] <text:s text:c="2"/>Conceal VMX from PT: Can set=No, Can clear=Yes</text:p>
      <text:p text:style-name="Standard">[ <text:s/>243.209876] <text:s text:c="2"/>Clear IA32_RTIT_CTL: Can set=No, Can clear=Yes</text:p>
      <text:p text:style-name="Standard">[ <text:s/>243.209876] <text:s text:c="2"/>Load CET state: Can set=No, Can clear=Yes</text:p>
      <text:p text:style-name="Standard">[ <text:s/>243.209878] Processor based Controls MSR: 0xfff9fffe0401e172</text:p>
      <text:p text:style-name="Standard">[ <text:s/>243.209879] <text:s text:c="2"/>Interrupt-window exiting: Can set=Yes, Can clear=Yes</text:p>
      <text:p text:style-name="Standard">[ <text:s/>243.209880] <text:s text:c="2"/>Use TSC offsetting: Can set=Yes, Can clear=Yes</text:p>
      <text:p text:style-name="Standard">[ <text:s/>243.209881] <text:s text:c="2"/>HLT exiting: Can set=Yes, Can clear=Yes</text:p>
      <text:p text:style-name="Standard">[ <text:s/>243.209881] <text:s text:c="2"/>INVLPG exiting: Can set=Yes, Can clear=Yes</text:p>
      <text:p text:style-name="Standard">[ <text:s/>243.209882] <text:s text:c="2"/>MWAIT exiting: Can set=Yes, Can clear=Yes</text:p>
      <text:p text:style-name="Standard">[ <text:s/>243.209883] <text:s text:c="2"/>RDMPC exiting: Can set=Yes, Can clear=Yes</text:p>
      <text:p text:style-name="Standard">[ <text:s/>243.209883] <text:s text:c="2"/>RDTSC exiting: Can set=Yes, Can clear=Yes</text:p>
      <text:p text:style-name="Standard">[ <text:s/>243.209884] <text:s text:c="2"/>CR3-load exiting: Can set=Yes, Can clear=No</text:p>
      <text:p text:style-name="Standard">[ <text:s/>243.209885] <text:s text:c="2"/>CR3-store exiting: Can set=Yes, Can clear=No</text:p>
      <text:p text:style-name="Standard">[ <text:s/>243.209885] <text:s text:c="2"/>CR8-load exiting: Can set=Yes, Can clear=Yes</text:p>
      <text:p text:style-name="Standard">[ <text:s/>243.209886] <text:s text:c="2"/>CR8-store exiting: Can set=Yes, Can clear=Yes</text:p>
      <text:p text:style-name="Standard">[ <text:s/>243.209887] <text:s text:c="2"/>Use TPR shadow: Can set=Yes, Can clear=Yes</text:p>
      <text:p text:style-name="Standard">[ <text:s/>243.209887] <text:s text:c="2"/>MOV-DR exiting: Can set=Yes, Can clear=Yes</text:p>
      <text:p text:style-name="Standard">[ <text:s/>243.209888] <text:s text:c="2"/>Unconditional I/O exiting: Can set=Yes, Can clear=Yes</text:p>
      <text:p text:style-name="Standard">[ <text:s/>243.209889] <text:s text:c="2"/>Use I/O bitmaps: Can set=Yes, Can clear=Yes</text:p>
      <text:p text:style-name="Standard"><text:soft-page-break/>[ <text:s/>243.209889] <text:s text:c="2"/>Monitor trap flag: Can set=Yes, Can clear=Yes</text:p>
      <text:p text:style-name="Standard">[ <text:s/>243.209890] <text:s text:c="2"/>Use MSR bitmaps: Can set=Yes, Can clear=Yes</text:p>
      <text:p text:style-name="Standard">[ <text:s/>243.209891] <text:s text:c="2"/>Monitor exiting: Can set=Yes, Can clear=Yes</text:p>
      <text:p text:style-name="Standard">[ <text:s/>243.209891] <text:s text:c="2"/>PAUSE exiting: Can set=Yes, Can clear=Yes</text:p>
      <text:p text:style-name="Standard">[ <text:s/>243.209892] <text:s text:c="2"/>Activate secondary controls: Can set=Yes, Can clear=Yes</text:p>
      <text:p text:style-name="Standard">[ <text:s/>243.209894] Secondary Processor based Controls MSR: 0x553cfe00000000</text:p>
      <text:p text:style-name="Standard">[ <text:s/>243.209895] <text:s text:c="2"/>Virtualize APIC accessories: Can set=No, Can clear=Yes</text:p>
      <text:p text:style-name="Standard">[ <text:s/>243.209895] <text:s text:c="2"/>Enable EPT: Can set=Yes, Can clear=Yes</text:p>
      <text:p text:style-name="Standard">[ <text:s/>243.209896] <text:s text:c="2"/>Descriptor-table exiting: Can set=Yes, Can clear=Yes</text:p>
      <text:p text:style-name="Standard">[ <text:s/>243.209896] <text:s text:c="2"/>Enable RDTSCP: Can set=Yes, Can clear=Yes</text:p>
      <text:p text:style-name="Standard">[ <text:s/>243.209897] <text:s text:c="2"/>Virtualize x2APIC mode: Can set=Yes, Can clear=Yes</text:p>
      <text:p text:style-name="Standard">[ <text:s/>243.209898] <text:s text:c="2"/>Enable VPID: Can set=Yes, Can clear=Yes</text:p>
      <text:p text:style-name="Standard">[ <text:s/>243.209898] <text:s text:c="2"/>WBINVD exiting: Can set=Yes, Can clear=Yes</text:p>
      <text:p text:style-name="Standard">[ <text:s/>243.209899] <text:s text:c="2"/>Unrestricted guest: Can set=Yes, Can clear=Yes</text:p>
      <text:p text:style-name="Standard">[ <text:s/>243.209900] <text:s text:c="2"/>APIC-register virtualization: Can set=No, Can clear=Yes</text:p>
      <text:p text:style-name="Standard">[ <text:s/>243.209900] <text:s text:c="2"/>Virtual-interrupt delivery: Can set=No, Can clear=Yes</text:p>
      <text:p text:style-name="Standard">[ <text:s/>243.209901] <text:s text:c="2"/>PAUSE-loop exiting: Can set=Yes, Can clear=Yes</text:p>
      <text:p text:style-name="Standard">[ <text:s/>243.209902] <text:s text:c="2"/>RDRAND exiting: Can set=Yes, Can clear=Yes</text:p>
      <text:p text:style-name="Standard">[ <text:s/>243.209902] <text:s text:c="2"/>Enable INVPCID: Can set=Yes, Can clear=Yes</text:p>
      <text:p text:style-name="Standard">[ <text:s/>243.209903] <text:s text:c="2"/>Enable VM functions: Can set=Yes, Can clear=Yes</text:p>
      <text:p text:style-name="Standard">[ <text:s/>243.209904] <text:s text:c="2"/>VMCS shadowing: Can set=No, Can clear=Yes</text:p>
      <text:p text:style-name="Standard">[ <text:s/>243.209904] <text:s text:c="2"/>Enable ENCLS exiting: Can set=No, Can clear=Yes</text:p>
      <text:p text:style-name="Standard">[ <text:s/>243.209905] <text:s text:c="2"/>RDSEED exiting: Can set=Yes, Can clear=Yes</text:p>
      <text:p text:style-name="Standard">[ <text:s/>243.209906] <text:s text:c="2"/>Enable PML: Can set=No, Can clear=Yes</text:p>
      <text:p text:style-name="Standard">[ <text:s/>243.209907] <text:s text:c="2"/>EPT-violation #VE: Can set=Yes, Can clear=Yes</text:p>
      <text:p text:style-name="Standard">[ <text:s/>243.209907] <text:s text:c="2"/>Conceal VMX from PT: Can set=No, Can clear=Yes</text:p>
      <text:p text:style-name="Standard">[ <text:s/>243.209908] <text:s text:c="2"/>Enable XSAVES/XRSTORS: Can set=Yes, Can clear=Yes</text:p>
      <text:p text:style-name="Standard">[ <text:s/>243.209909] <text:s text:c="2"/>Mode-based execute control for EPT: Can set=Yes, Can clear=Yes</text:p>
      <text:p text:style-name="Standard">[ <text:s/>243.209909] <text:s text:c="2"/>Sub-page write permissions for EPT: Can set=No, Can clear=Yes</text:p>
      <text:p text:style-name="Standard">[ <text:s/>243.209910] <text:s text:c="2"/>Intel PT uses guest physical addresses: Can set=No, Can clear=Yes</text:p>
      <text:p text:style-name="Standard">[ <text:s/>243.209911] <text:s text:c="2"/>Use TSC scaling: Can set=No, Can clear=Yes</text:p>
      <text:p text:style-name="Standard">[ <text:s/>243.209912] <text:s text:c="2"/>Enable user wait and pause: Can set=No, Can clear=Yes</text:p>
      <text:p text:style-name="Standard">[ <text:s/>243.209912] <text:s text:c="2"/>Enable ENCLV exiting: Can set=No, Can clear=Y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9:37:30.394400870</meta:creation-date>
    <dc:date>2020-03-16T19:38:53.139059375</dc:date>
    <meta:editing-duration>PT1M27S</meta:editing-duration>
    <meta:editing-cycles>1</meta:editing-cycles>
    <meta:document-statistic meta:table-count="0" meta:image-count="0" meta:object-count="0" meta:page-count="2" meta:paragraph-count="82" meta:word-count="695" meta:character-count="5130" meta:non-whitespace-character-count="4284"/>
    <meta:generator>LibreOffice/6.0.7.3$Linux_X86_64 LibreOffice_project/00m0$Build-3</meta:generator>
  </office:meta>
</office:document-meta>
</file>